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27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7" table:default-cell-style-name="Default"/>
        <table:table-row table:style-name="ro2">
          <table:table-cell office:value-type="string">
            <text:p>Filename</text:p>
          </table:table-cell>
          <table:table-cell office:value-type="string">
            <text:p>Az Bias</text:p>
          </table:table-cell>
          <table:table-cell office:value-type="string">
            <text:p>El Bias</text:p>
          </table:table-cell>
          <table:table-cell office:value-type="string">
            <text:p>Object</text:p>
          </table:table-cell>
          <table:table-cell office:value-type="string">
            <text:p>Az Track Err</text:p>
          </table:table-cell>
          <table:table-cell office:value-type="string">
            <text:p>El Track Err</text:p>
          </table:table-cell>
          <table:table-cell office:value-type="string">
            <text:p>Az</text:p>
          </table:table-cell>
          <table:table-cell office:value-type="string">
            <text:p>El</text:p>
          </table:table-cell>
        </table:table-row>
        <table:table-row table:style-name="ro3">
          <table:table-cell office:value-type="string">
            <text:p>2015-06-28-181050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Moon</text:p>
          </table:table-cell>
          <table:table-cell table:number-columns-repeated="4"/>
        </table:table-row>
        <table:table-row table:style-name="ro3">
          <table:table-cell office:value-type="string">
            <text:p>2015-06-28-181604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AlpSco</text:p>
          </table:table-cell>
          <table:table-cell table:number-columns-repeated="2"/>
          <table:table-cell office:value-type="float" office:value="99.389">
            <text:p>99.389</text:p>
          </table:table-cell>
          <table:table-cell office:value-type="float" office:value="61.13">
            <text:p>61.13</text:p>
          </table:table-cell>
        </table:table-row>
        <table:table-row table:style-name="ro3">
          <table:table-cell office:value-type="string">
            <text:p>2015-06-28-181627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AlpSco</text:p>
          </table:table-cell>
          <table:table-cell table:number-columns-repeated="2"/>
          <table:table-cell office:value-type="float" office:value="99.389">
            <text:p>99.389</text:p>
          </table:table-cell>
          <table:table-cell office:value-type="float" office:value="61.13">
            <text:p>61.13</text:p>
          </table:table-cell>
        </table:table-row>
        <table:table-row table:style-name="ro3">
          <table:table-cell office:value-type="string">
            <text:p>2015-06-28-182522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DelSco</text:p>
          </table:table-cell>
          <table:table-cell table:number-columns-repeated="2"/>
          <table:table-cell office:value-type="float" office:value="84.7">
            <text:p>84.7</text:p>
          </table:table-cell>
          <table:table-cell office:value-type="float" office:value="68.05">
            <text:p>68.05</text:p>
          </table:table-cell>
        </table:table-row>
        <table:table-row table:style-name="ro3">
          <table:table-cell office:value-type="string">
            <text:p>2015-06-28-182705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DelSco</text:p>
          </table:table-cell>
          <table:table-cell table:number-columns-repeated="2"/>
          <table:table-cell office:value-type="float" office:value="84.5">
            <text:p>84.5</text:p>
          </table:table-cell>
          <table:table-cell office:value-type="float" office:value="68.23">
            <text:p>68.23</text:p>
          </table:table-cell>
        </table:table-row>
        <table:table-row table:style-name="ro5">
          <table:table-cell office:value-type="string">
            <text:p>2015-06-28-182907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Saturn</text:p>
          </table:table-cell>
          <table:table-cell table:number-columns-repeated="2"/>
          <table:table-cell office:value-type="float" office:value="70.1">
            <text:p>70.1</text:p>
          </table:table-cell>
          <table:table-cell office:value-type="float" office:value="68.5">
            <text:p>68.5</text:p>
          </table:table-cell>
        </table:table-row>
        <table:table-row table:style-name="ro3">
          <table:table-cell office:value-type="string">
            <text:p>2015-06-28-183259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AlpVir</text:p>
          </table:table-cell>
          <table:table-cell table:number-columns-repeated="2"/>
          <table:table-cell office:value-type="float" office:value="-30.3">
            <text:p>-30.3</text:p>
          </table:table-cell>
          <table:table-cell office:value-type="float" office:value="67.55">
            <text:p>67.55</text:p>
          </table:table-cell>
        </table:table-row>
        <table:table-row table:style-name="ro3">
          <table:table-cell office:value-type="string">
            <text:p>2015-06-28-183259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AlpVir</text:p>
          </table:table-cell>
          <table:table-cell table:number-columns-repeated="2"/>
          <table:table-cell office:value-type="float" office:value="-30.3">
            <text:p>-30.3</text:p>
          </table:table-cell>
          <table:table-cell office:value-type="float" office:value="67.55">
            <text:p>67.55</text:p>
          </table:table-cell>
        </table:table-row>
        <table:table-row table:style-name="ro3">
          <table:table-cell office:value-type="string">
            <text:p>2015-06-28-183855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theCen</text:p>
          </table:table-cell>
          <table:table-cell table:number-columns-repeated="2"/>
          <table:table-cell office:value-type="float" office:value="-126.6">
            <text:p>-126.6</text:p>
          </table:table-cell>
          <table:table-cell office:value-type="float" office:value="83.9">
            <text:p>83.9</text:p>
          </table:table-cell>
        </table:table-row>
        <table:table-row table:style-name="ro3">
          <table:table-cell office:value-type="string">
            <text:p>2015-06-28-183912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theCen</text:p>
          </table:table-cell>
          <table:table-cell table:number-columns-repeated="2"/>
          <table:table-cell office:value-type="float" office:value="-126.6">
            <text:p>-126.6</text:p>
          </table:table-cell>
          <table:table-cell office:value-type="float" office:value="83.9">
            <text:p>83.9</text:p>
          </table:table-cell>
        </table:table-row>
        <table:table-row table:style-name="ro3">
          <table:table-cell office:value-type="string">
            <text:p>2015-06-28-184300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betCen</text:p>
          </table:table-cell>
          <table:table-cell table:number-columns-repeated="2"/>
          <table:table-cell office:value-type="float" office:value="-162">
            <text:p>-162</text:p>
          </table:table-cell>
          <table:table-cell office:value-type="float" office:value="61.9">
            <text:p>61.9</text:p>
          </table:table-cell>
        </table:table-row>
        <table:table-row table:style-name="ro3">
          <table:table-cell office:value-type="string">
            <text:p>2015-06-28-184310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betCen</text:p>
          </table:table-cell>
          <table:table-cell table:number-columns-repeated="2"/>
          <table:table-cell office:value-type="float" office:value="-162">
            <text:p>-162</text:p>
          </table:table-cell>
          <table:table-cell office:value-type="float" office:value="61.9">
            <text:p>61.9</text:p>
          </table:table-cell>
        </table:table-row>
        <table:table-row table:style-name="ro3">
          <table:table-cell office:value-type="string">
            <text:p>2015-06-28-184522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betcru</text:p>
          </table:table-cell>
          <table:table-cell table:number-columns-repeated="2"/>
          <table:table-cell office:value-type="float" office:value="-146">
            <text:p>-146</text:p>
          </table:table-cell>
          <table:table-cell office:value-type="float" office:value="57.6">
            <text:p>57.6</text:p>
          </table:table-cell>
        </table:table-row>
        <table:table-row table:style-name="ro3">
          <table:table-cell office:value-type="string">
            <text:p>2015-06-28-184543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betcru</text:p>
          </table:table-cell>
          <table:table-cell table:number-columns-repeated="2"/>
          <table:table-cell office:value-type="float" office:value="-146">
            <text:p>-146</text:p>
          </table:table-cell>
          <table:table-cell office:value-type="float" office:value="57.6">
            <text:p>57.6</text:p>
          </table:table-cell>
        </table:table-row>
        <table:table-row table:style-name="ro5">
          <table:table-cell office:value-type="string">
            <text:p>2015-06-28-184746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alp1cru</text:p>
          </table:table-cell>
          <table:table-cell table:number-columns-repeated="2"/>
          <table:table-cell office:value-type="float" office:value="-147.5">
            <text:p>-147.5</text:p>
          </table:table-cell>
          <table:table-cell office:value-type="float" office:value="53.24">
            <text:p>53.24</text:p>
          </table:table-cell>
        </table:table-row>
        <table:table-row table:style-name="ro5">
          <table:table-cell office:value-type="string">
            <text:p>2015-06-28-184810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alp1cru</text:p>
          </table:table-cell>
          <table:table-cell table:number-columns-repeated="2"/>
          <table:table-cell office:value-type="float" office:value="-147.5">
            <text:p>-147.5</text:p>
          </table:table-cell>
          <table:table-cell office:value-type="float" office:value="53.24">
            <text:p>53.24</text:p>
          </table:table-cell>
        </table:table-row>
        <table:table-row table:style-name="ro3">
          <table:table-cell office:value-type="string">
            <text:p>2015-06-28-185423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alpboo</text:p>
          </table:table-cell>
          <table:table-cell table:number-columns-repeated="2"/>
          <table:table-cell office:value-type="float" office:value="-1.181">
            <text:p>-1.181</text:p>
          </table:table-cell>
          <table:table-cell office:value-type="float" office:value="41.26">
            <text:p>41.26</text:p>
          </table:table-cell>
        </table:table-row>
        <table:table-row table:style-name="ro2">
          <table:table-cell office:value-type="string">
            <text:p>2015-06-28-185438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alpboo</text:p>
          </table:table-cell>
          <table:table-cell table:number-columns-repeated="2"/>
          <table:table-cell office:value-type="float" office:value="-1.181">
            <text:p>-1.181</text:p>
          </table:table-cell>
          <table:table-cell office:value-type="float" office:value="41.26">
            <text:p>41.26</text:p>
          </table:table-cell>
        </table:table-row>
        <table:table-row table:style-name="ro2">
          <table:table-cell office:value-type="string">
            <text:p>2015-06-28-190033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epssgr</text:p>
          </table:table-cell>
          <table:table-cell table:number-columns-repeated="2"/>
          <table:table-cell office:value-type="float" office:value="117.7">
            <text:p>117.7</text:p>
          </table:table-cell>
          <table:table-cell office:value-type="float" office:value="48.3">
            <text:p>48.3</text:p>
          </table:table-cell>
        </table:table-row>
        <table:table-row table:style-name="ro2">
          <table:table-cell office:value-type="string">
            <text:p>2015-06-28-190056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epssgr</text:p>
          </table:table-cell>
          <table:table-cell table:number-columns-repeated="2"/>
          <table:table-cell office:value-type="float" office:value="117.7">
            <text:p>117.7</text:p>
          </table:table-cell>
          <table:table-cell office:value-type="float" office:value="48.3">
            <text:p>48.3</text:p>
          </table:table-cell>
        </table:table-row>
        <table:table-row table:style-name="ro4">
          <table:table-cell table:number-columns-repeated="8"/>
        </table:table-row>
        <table:table-row table:style-name="ro2">
          <table:table-cell office:value-type="string">
            <text:p>Second run: making sure that the optical model with zeroed coeffiecinets was being used</text:p>
          </table:table-cell>
          <table:table-cell table:number-columns-repeated="7"/>
        </table:table-row>
        <table:table-row table:style-name="ro5">
          <table:table-cell office:value-type="string">
            <text:p>2015-06-28-193745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oon</text:p>
          </table:table-cell>
          <table:table-cell table:number-columns-repeated="2"/>
          <table:table-cell office:value-type="float" office:value="15.3">
            <text:p>15.3</text:p>
          </table:table-cell>
          <table:table-cell office:value-type="float" office:value="76.22">
            <text:p>76.22</text:p>
          </table:table-cell>
        </table:table-row>
        <table:table-row table:style-name="ro2">
          <table:table-cell office:value-type="string">
            <text:p>2015-06-28-194115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lpsco</text:p>
          </table:table-cell>
          <table:table-cell table:number-columns-repeated="2"/>
          <table:table-cell office:value-type="float" office:value="83.3">
            <text:p>83.3</text:p>
          </table:table-cell>
          <table:table-cell office:value-type="float" office:value="79.3">
            <text:p>79.3</text:p>
          </table:table-cell>
        </table:table-row>
        <table:table-row table:style-name="ro2">
          <table:table-cell office:value-type="string">
            <text:p>2015-06-28-194130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lpsco</text:p>
          </table:table-cell>
          <table:table-cell table:number-columns-repeated="2"/>
          <table:table-cell office:value-type="float" office:value="83.3">
            <text:p>83.3</text:p>
          </table:table-cell>
          <table:table-cell office:value-type="float" office:value="79.3">
            <text:p>79.3</text:p>
          </table:table-cell>
        </table:table-row>
        <table:table-row table:style-name="ro2">
          <table:table-cell office:value-type="string">
            <text:p>2015-06-28-194657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lpvir</text:p>
          </table:table-cell>
          <table:table-cell table:number-columns-repeated="2"/>
          <table:table-cell office:value-type="float" office:value="-54.85">
            <text:p>-54.85</text:p>
          </table:table-cell>
          <table:table-cell office:value-type="float" office:value="54.82">
            <text:p>54.82</text:p>
          </table:table-cell>
        </table:table-row>
        <table:table-row table:style-name="ro2">
          <table:table-cell office:value-type="string">
            <text:p>2015-06-28-194710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lpvir</text:p>
          </table:table-cell>
          <table:table-cell table:number-columns-repeated="2"/>
          <table:table-cell office:value-type="float" office:value="-54.85">
            <text:p>-54.85</text:p>
          </table:table-cell>
          <table:table-cell office:value-type="float" office:value="54.82">
            <text:p>54.82</text:p>
          </table:table-cell>
        </table:table-row>
        <table:table-row table:style-name="ro2">
          <table:table-cell office:value-type="string">
            <text:p>2015-06-28-194720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lpvir</text:p>
          </table:table-cell>
          <table:table-cell table:number-columns-repeated="2"/>
          <table:table-cell office:value-type="float" office:value="-54.85">
            <text:p>-54.85</text:p>
          </table:table-cell>
          <table:table-cell office:value-type="float" office:value="54.82">
            <text:p>54.82</text:p>
          </table:table-cell>
        </table:table-row>
        <table:table-row table:style-name="ro2">
          <table:table-cell office:value-type="string">
            <text:p>2015-06-28-195006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heCen</text:p>
          </table:table-cell>
          <table:table-cell table:number-columns-repeated="2"/>
          <table:table-cell office:value-type="float" office:value="-100.95">
            <text:p>-100.95</text:p>
          </table:table-cell>
          <table:table-cell office:value-type="float" office:value="70.7">
            <text:p>70.7</text:p>
          </table:table-cell>
        </table:table-row>
        <table:table-row table:style-name="ro2">
          <table:table-cell office:value-type="string">
            <text:p>2015-06-28-195021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heCen</text:p>
          </table:table-cell>
          <table:table-cell table:number-columns-repeated="2"/>
          <table:table-cell office:value-type="float" office:value="-100.95">
            <text:p>-100.95</text:p>
          </table:table-cell>
          <table:table-cell office:value-type="float" office:value="70.7">
            <text:p>70.7</text:p>
          </table:table-cell>
        </table:table-row>
        <table:table-row table:style-name="ro2">
          <table:table-cell office:value-type="string">
            <text:p>2015-06-28-195201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heCen</text:p>
          </table:table-cell>
          <table:table-cell table:number-columns-repeated="2"/>
          <table:table-cell office:value-type="float" office:value="-100.95">
            <text:p>-100.95</text:p>
          </table:table-cell>
          <table:table-cell office:value-type="float" office:value="70.7">
            <text:p>70.7</text:p>
          </table:table-cell>
        </table:table-row>
        <table:table-row table:style-name="ro2">
          <table:table-cell office:value-type="string">
            <text:p>2015-06-28-195432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etcen</text:p>
          </table:table-cell>
          <table:table-cell table:number-columns-repeated="2"/>
          <table:table-cell office:value-type="float" office:value="-146.6">
            <text:p>-146.6</text:p>
          </table:table-cell>
          <table:table-cell office:value-type="float" office:value="57.9">
            <text:p>57.9</text:p>
          </table:table-cell>
        </table:table-row>
        <table:table-row table:style-name="ro2">
          <table:table-cell office:value-type="string">
            <text:p>2015-06-28-195638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etcru</text:p>
          </table:table-cell>
          <table:table-cell table:number-columns-repeated="2"/>
          <table:table-cell office:value-type="float" office:value="-136.6">
            <text:p>-136.6</text:p>
          </table:table-cell>
          <table:table-cell office:value-type="float" office:value="50.192">
            <text:p>50.192</text:p>
          </table:table-cell>
        </table:table-row>
        <table:table-row table:style-name="ro2">
          <table:table-cell office:value-type="string">
            <text:p>2015-06-28-195649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etcru</text:p>
          </table:table-cell>
          <table:table-cell table:number-columns-repeated="2"/>
          <table:table-cell office:value-type="float" office:value="-136.6">
            <text:p>-136.6</text:p>
          </table:table-cell>
          <table:table-cell office:value-type="float" office:value="50.192">
            <text:p>50.192</text:p>
          </table:table-cell>
        </table:table-row>
        <table:table-row table:style-name="ro5">
          <table:table-cell office:value-type="string">
            <text:p>2015-06-28-195945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lp1cru</text:p>
          </table:table-cell>
          <table:table-cell table:number-columns-repeated="2"/>
          <table:table-cell office:value-type="float" office:value="-139.6">
            <text:p>-139.6</text:p>
          </table:table-cell>
          <table:table-cell office:value-type="float" office:value="46.3">
            <text:p>46.3</text:p>
          </table:table-cell>
        </table:table-row>
        <table:table-row table:style-name="ro5">
          <table:table-cell office:value-type="string">
            <text:p>2015-06-28-195957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lp1cru</text:p>
          </table:table-cell>
          <table:table-cell table:number-columns-repeated="2"/>
          <table:table-cell office:value-type="float" office:value="-139.6">
            <text:p>-139.6</text:p>
          </table:table-cell>
          <table:table-cell office:value-type="float" office:value="46.3">
            <text:p>46.3</text:p>
          </table:table-cell>
        </table:table-row>
        <table:table-row table:style-name="ro2">
          <table:table-cell office:value-type="string">
            <text:p>2015-06-28-200335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lpboo</text:p>
          </table:table-cell>
          <table:table-cell table:number-columns-repeated="2"/>
          <table:table-cell office:value-type="float" office:value="-18.87">
            <text:p>-18.87</text:p>
          </table:table-cell>
          <table:table-cell office:value-type="float" office:value="36.3">
            <text:p>36.3</text:p>
          </table:table-cell>
        </table:table-row>
        <table:table-row table:style-name="ro2">
          <table:table-cell office:value-type="string">
            <text:p>2015-06-28-200319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lpboo</text:p>
          </table:table-cell>
          <table:table-cell table:number-columns-repeated="2"/>
          <table:table-cell office:value-type="float" office:value="-18.87">
            <text:p>-18.87</text:p>
          </table:table-cell>
          <table:table-cell office:value-type="float" office:value="36.25">
            <text:p>36.25</text:p>
          </table:table-cell>
        </table:table-row>
        <table:table-row table:style-name="ro2">
          <table:table-cell office:value-type="string">
            <text:p>2015-06-28-200658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epssgr</text:p>
          </table:table-cell>
          <table:table-cell table:number-columns-repeated="2"/>
          <table:table-cell office:value-type="float" office:value="116.75">
            <text:p>116.75</text:p>
          </table:table-cell>
          <table:table-cell office:value-type="float" office:value="62.068">
            <text:p>62.068</text:p>
          </table:table-cell>
        </table:table-row>
        <table:table-row table:style-name="ro2">
          <table:table-cell office:value-type="string">
            <text:p>2015-06-28-200737.pn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epssgr</text:p>
          </table:table-cell>
          <table:table-cell table:number-columns-repeated="2"/>
          <table:table-cell office:value-type="float" office:value="116.75">
            <text:p>116.75</text:p>
          </table:table-cell>
          <table:table-cell office:value-type="float" office:value="62.068">
            <text:p>62.068</text:p>
          </table:table-cell>
        </table:table-row>
        <table:table-row table:style-name="ro4">
          <table:table-cell table:number-columns-repeated="8"/>
        </table:table-row>
        <table:table-row table:style-name="ro5">
          <table:table-cell office:value-type="string">
            <text:p>Run on 20150630 – using 11 integrations</text:p>
          </table:table-cell>
          <table:table-cell table:number-columns-repeated="7"/>
        </table:table-row>
        <table:table-row table:style-name="ro5">
          <table:table-cell office:value-type="string">
            <text:p>2015-06-30-201951.png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aturn</text:p>
          </table:table-cell>
          <table:table-cell table:number-columns-repeated="2"/>
          <table:table-cell office:value-type="float" office:value="-22.67">
            <text:p>-22.67</text:p>
          </table:table-cell>
          <table:table-cell office:value-type="float" office:value="78.81">
            <text:p>78.81</text:p>
          </table:table-cell>
        </table:table-row>
        <table:table-row table:style-name="ro5">
          <table:table-cell office:value-type="string">
            <text:p>2015-06-30-202124.png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Saturn</text:p>
          </table:table-cell>
          <table:table-cell table:number-columns-repeated="2"/>
          <table:table-cell office:value-type="float" office:value="-23.97">
            <text:p>-23.97</text:p>
          </table:table-cell>
          <table:table-cell office:value-type="float" office:value="76.56">
            <text:p>76.56</text:p>
          </table:table-cell>
        </table:table-row>
        <table:table-row table:style-name="ro5">
          <table:table-cell office:value-type="string">
            <text:p>2015-06-30-202305.png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Saturn</text:p>
          </table:table-cell>
          <table:table-cell table:number-columns-repeated="2"/>
          <table:table-cell office:value-type="float" office:value="-25.099">
            <text:p>-25.099</text:p>
          </table:table-cell>
          <table:table-cell office:value-type="float" office:value="77.51">
            <text:p>77.51</text:p>
          </table:table-cell>
        </table:table-row>
        <table:table-row table:style-name="ro5">
          <table:table-cell office:value-type="string">
            <text:p>2015-06-30-202425.png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string">
            <text:p>Saturn</text:p>
          </table:table-cell>
          <table:table-cell table:number-columns-repeated="2"/>
          <table:table-cell office:value-type="float" office:value="-28.4">
            <text:p>-28.4</text:p>
          </table:table-cell>
          <table:table-cell office:value-type="float" office:value="77.224">
            <text:p>77.224</text:p>
          </table:table-cell>
        </table:table-row>
        <table:table-row table:style-name="ro5">
          <table:table-cell office:value-type="string">
            <text:p>2015-06-30-202648.png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string">
            <text:p>Saturn</text:p>
          </table:table-cell>
          <table:table-cell table:number-columns-repeated="2"/>
          <table:table-cell office:value-type="float" office:value="-27">
            <text:p>-27</text:p>
          </table:table-cell>
          <table:table-cell office:value-type="float" office:value="76.922">
            <text:p>76.922</text:p>
          </table:table-cell>
        </table:table-row>
        <table:table-row table:style-name="ro5">
          <table:table-cell office:value-type="string">
            <text:p>2015-06-30-202840.png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string">
            <text:p>Saturn</text:p>
          </table:table-cell>
          <table:table-cell table:number-columns-repeated="2"/>
          <table:table-cell office:value-type="float" office:value="-26.3">
            <text:p>-26.3</text:p>
          </table:table-cell>
          <table:table-cell office:value-type="float" office:value="76.7">
            <text:p>76.7</text:p>
          </table:table-cell>
        </table:table-row>
        <table:table-row table:style-name="ro5">
          <table:table-cell office:value-type="string">
            <text:p>2015-06-30-202954.png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string">
            <text:p>Saturn</text:p>
          </table:table-cell>
          <table:table-cell table:number-columns-repeated="2"/>
          <table:table-cell office:value-type="float" office:value="-27.428">
            <text:p>-27.428</text:p>
          </table:table-cell>
          <table:table-cell office:value-type="float" office:value="75.477">
            <text:p>75.477</text:p>
          </table:table-cell>
        </table:table-row>
        <table:table-row table:style-name="ro5">
          <table:table-cell office:value-type="string">
            <text:p>2015-06-30-203148.png</text:p>
          </table:table-cell>
          <table:table-cell office:value-type="float" office:value="2.5">
            <text:p>2.5</text:p>
          </table:table-cell>
          <table:table-cell office:value-type="float" office:value="-1.5">
            <text:p>-1.5</text:p>
          </table:table-cell>
          <table:table-cell office:value-type="string">
            <text:p>Saturn</text:p>
          </table:table-cell>
          <table:table-cell table:number-columns-repeated="2"/>
          <table:table-cell office:value-type="float" office:value="-29.35">
            <text:p>-29.35</text:p>
          </table:table-cell>
          <table:table-cell office:value-type="float" office:value="75.75">
            <text:p>75.75</text:p>
          </table:table-cell>
        </table:table-row>
        <table:table-row table:style-name="ro5">
          <table:table-cell office:value-type="string">
            <text:p>2015-06-30-203332.png</text:p>
          </table:table-cell>
          <table:table-cell office:value-type="float" office:value="2.5">
            <text:p>2.5</text:p>
          </table:table-cell>
          <table:table-cell office:value-type="float" office:value="-2">
            <text:p>-2</text:p>
          </table:table-cell>
          <table:table-cell office:value-type="string">
            <text:p>Saturn</text:p>
          </table:table-cell>
          <table:table-cell table:number-columns-repeated="2"/>
          <table:table-cell office:value-type="float" office:value="-30.3">
            <text:p>-30.3</text:p>
          </table:table-cell>
          <table:table-cell office:value-type="float" office:value="75.016">
            <text:p>75.016</text:p>
          </table:table-cell>
        </table:table-row>
        <table:table-row table:style-name="ro5">
          <table:table-cell office:value-type="string">
            <text:p>2015-06-30-203501.png</text:p>
          </table:table-cell>
          <table:table-cell office:value-type="float" office:value="2.5">
            <text:p>2.5</text:p>
          </table:table-cell>
          <table:table-cell office:value-type="float" office:value="-1.75">
            <text:p>-1.75</text:p>
          </table:table-cell>
          <table:table-cell office:value-type="string">
            <text:p>Saturn</text:p>
          </table:table-cell>
          <table:table-cell table:number-columns-repeated="2"/>
          <table:table-cell office:value-type="float" office:value="-31.12">
            <text:p>-31.12</text:p>
          </table:table-cell>
          <table:table-cell office:value-type="float" office:value="75.09">
            <text:p>75.09</text:p>
          </table:table-cell>
        </table:table-row>
        <table:table-row table:style-name="ro3">
          <table:table-cell office:value-type="string">
            <text:p>2015-06-30-203814.png</text:p>
          </table:table-cell>
          <table:table-cell office:value-type="float" office:value="2.5">
            <text:p>2.5</text:p>
          </table:table-cell>
          <table:table-cell office:value-type="float" office:value="-1.75">
            <text:p>-1.75</text:p>
          </table:table-cell>
          <table:table-cell office:value-type="string">
            <text:p>zetoph</text:p>
          </table:table-cell>
          <table:table-cell table:number-columns-repeated="2"/>
          <table:table-cell office:value-type="float" office:value="9.35">
            <text:p>9.35</text:p>
          </table:table-cell>
          <table:table-cell office:value-type="float" office:value="71.74">
            <text:p>71.74</text:p>
          </table:table-cell>
        </table:table-row>
        <table:table-row table:style-name="ro3">
          <table:table-cell office:value-type="string">
            <text:p>2015-06-30-204036.png</text:p>
          </table:table-cell>
          <table:table-cell office:value-type="float" office:value="2.5">
            <text:p>2.5</text:p>
          </table:table-cell>
          <table:table-cell office:value-type="float" office:value="-1.75">
            <text:p>-1.75</text:p>
          </table:table-cell>
          <table:table-cell office:value-type="string">
            <text:p>deloph</text:p>
          </table:table-cell>
          <table:table-cell table:number-columns-repeated="2"/>
          <table:table-cell office:value-type="float" office:value="-3.6">
            <text:p>-3.6</text:p>
          </table:table-cell>
          <table:table-cell office:value-type="float" office:value="64.11">
            <text:p>64.11</text:p>
          </table:table-cell>
        </table:table-row>
        <table:table-row table:style-name="ro3">
          <table:table-cell office:value-type="string">
            <text:p>2015-06-30-204240.png</text:p>
          </table:table-cell>
          <table:table-cell office:value-type="float" office:value="2.5">
            <text:p>2.5</text:p>
          </table:table-cell>
          <table:table-cell office:value-type="float" office:value="-1.75">
            <text:p>-1.75</text:p>
          </table:table-cell>
          <table:table-cell office:value-type="string">
            <text:p>alpser</text:p>
          </table:table-cell>
          <table:table-cell table:number-columns-repeated="2"/>
          <table:table-cell office:value-type="float" office:value="-12.38">
            <text:p>-12.38</text:p>
          </table:table-cell>
          <table:table-cell office:value-type="float" office:value="52.12">
            <text:p>52.12</text:p>
          </table:table-cell>
        </table:table-row>
        <table:table-row table:style-name="ro3">
          <table:table-cell office:value-type="string">
            <text:p>2015-06-30-204448.png</text:p>
          </table:table-cell>
          <table:table-cell office:value-type="float" office:value="2.5">
            <text:p>2.5</text:p>
          </table:table-cell>
          <table:table-cell office:value-type="float" office:value="-1.75">
            <text:p>-1.75</text:p>
          </table:table-cell>
          <table:table-cell office:value-type="string">
            <text:p>kapoph</text:p>
          </table:table-cell>
          <table:table-cell table:number-columns-repeated="2"/>
          <table:table-cell office:value-type="float" office:value="15.46">
            <text:p>15.46</text:p>
          </table:table-cell>
          <table:table-cell office:value-type="float" office:value="51.76">
            <text:p>51.76</text:p>
          </table:table-cell>
        </table:table-row>
        <table:table-row table:style-name="ro3">
          <table:table-cell office:value-type="string">
            <text:p>2015-06-30-204731.png</text:p>
          </table:table-cell>
          <table:table-cell office:value-type="float" office:value="2.5">
            <text:p>2.5</text:p>
          </table:table-cell>
          <table:table-cell office:value-type="float" office:value="-1.75">
            <text:p>-1.75</text:p>
          </table:table-cell>
          <table:table-cell office:value-type="string">
            <text:p>lamaql</text:p>
          </table:table-cell>
          <table:table-cell table:number-columns-repeated="2"/>
          <table:table-cell office:value-type="float" office:value="69.275">
            <text:p>69.275</text:p>
          </table:table-cell>
          <table:table-cell office:value-type="float" office:value="50.79">
            <text:p>50.79</text:p>
          </table:table-cell>
        </table:table-row>
        <table:table-row table:style-name="ro3">
          <table:table-cell office:value-type="string">
            <text:p>2015-06-30-205114.png</text:p>
          </table:table-cell>
          <table:table-cell office:value-type="float" office:value="2.5">
            <text:p>2.5</text:p>
          </table:table-cell>
          <table:table-cell office:value-type="float" office:value="-1.75">
            <text:p>-1.75</text:p>
          </table:table-cell>
          <table:table-cell office:value-type="string">
            <text:p>iotsgr</text:p>
          </table:table-cell>
          <table:table-cell table:number-columns-repeated="2"/>
          <table:table-cell office:value-type="float" office:value="-228.9">
            <text:p>-228.9</text:p>
          </table:table-cell>
          <table:table-cell office:value-type="float" office:value="54.4">
            <text:p>54.4</text:p>
          </table:table-cell>
        </table:table-row>
        <table:table-row table:style-name="ro3">
          <table:table-cell office:value-type="string">
            <text:p>2015-06-30-205325.png</text:p>
          </table:table-cell>
          <table:table-cell office:value-type="float" office:value="2.5">
            <text:p>2.5</text:p>
          </table:table-cell>
          <table:table-cell office:value-type="float" office:value="-1.75">
            <text:p>-1.75</text:p>
          </table:table-cell>
          <table:table-cell office:value-type="string">
            <text:p>epssgr</text:p>
          </table:table-cell>
          <table:table-cell table:number-columns-repeated="2"/>
          <table:table-cell office:value-type="float" office:value="-242.2">
            <text:p>-242.2</text:p>
          </table:table-cell>
          <table:table-cell office:value-type="float" office:value="73.11">
            <text:p>73.11</text:p>
          </table:table-cell>
        </table:table-row>
        <table:table-row table:style-name="ro3">
          <table:table-cell office:value-type="string">
            <text:p>2015-06-30-205519.png</text:p>
          </table:table-cell>
          <table:table-cell office:value-type="float" office:value="2.5">
            <text:p>2.5</text:p>
          </table:table-cell>
          <table:table-cell office:value-type="float" office:value="-1.75">
            <text:p>-1.75</text:p>
          </table:table-cell>
          <table:table-cell office:value-type="string">
            <text:p>upssco</text:p>
          </table:table-cell>
          <table:table-cell table:number-columns-repeated="4"/>
        </table:table-row>
        <table:table-row table:style-name="ro3">
          <table:table-cell office:value-type="string">
            <text:p>2015-06-30-205755.png</text:p>
          </table:table-cell>
          <table:table-cell office:value-type="float" office:value="2.5">
            <text:p>2.5</text:p>
          </table:table-cell>
          <table:table-cell office:value-type="float" office:value="-1.75">
            <text:p>-1.75</text:p>
          </table:table-cell>
          <table:table-cell office:value-type="string">
            <text:p>kapsco</text:p>
          </table:table-cell>
          <table:table-cell table:number-columns-repeated="2"/>
          <table:table-cell office:value-type="float" office:value="-212.5">
            <text:p>-212.5</text:p>
          </table:table-cell>
          <table:table-cell office:value-type="float" office:value="80.2">
            <text:p>80.2</text:p>
          </table:table-cell>
        </table:table-row>
        <table:table-row table:style-name="ro3">
          <table:table-cell office:value-type="string">
            <text:p>2015-06-30-210120.png</text:p>
          </table:table-cell>
          <table:table-cell office:value-type="float" office:value="2.5">
            <text:p>2.5</text:p>
          </table:table-cell>
          <table:table-cell office:value-type="float" office:value="-1.75">
            <text:p>-1.75</text:p>
          </table:table-cell>
          <table:table-cell office:value-type="string">
            <text:p>etalup</text:p>
          </table:table-cell>
          <table:table-cell table:number-columns-repeated="2"/>
          <table:table-cell office:value-type="float" office:value="-112.6">
            <text:p>-112.6</text:p>
          </table:table-cell>
          <table:table-cell office:value-type="float" office:value="77.2">
            <text:p>77.2</text:p>
          </table:table-cell>
        </table:table-row>
        <table:table-row table:style-name="ro3">
          <table:table-cell office:value-type="string">
            <text:p>2015-06-30-210419.png</text:p>
          </table:table-cell>
          <table:table-cell office:value-type="float" office:value="2.5">
            <text:p>2.5</text:p>
          </table:table-cell>
          <table:table-cell office:value-type="float" office:value="-1.75">
            <text:p>-1.75</text:p>
          </table:table-cell>
          <table:table-cell office:value-type="string">
            <text:p>pihya</text:p>
          </table:table-cell>
          <table:table-cell table:number-columns-repeated="2"/>
          <table:table-cell office:value-type="float" office:value="-84.102">
            <text:p>-84.102</text:p>
          </table:table-cell>
          <table:table-cell office:value-type="float" office:value="52.84">
            <text:p>52.84</text:p>
          </table:table-cell>
        </table:table-row>
        <table:table-row table:style-name="ro3">
          <table:table-cell office:value-type="string">
            <text:p>2015-06-30-210717.png</text:p>
          </table:table-cell>
          <table:table-cell office:value-type="float" office:value="2.5">
            <text:p>2.5</text:p>
          </table:table-cell>
          <table:table-cell office:value-type="float" office:value="-1.75">
            <text:p>-1.75</text:p>
          </table:table-cell>
          <table:table-cell office:value-type="string">
            <text:p>alpsco</text:p>
          </table:table-cell>
          <table:table-cell table:number-columns-repeated="2"/>
          <table:table-cell office:value-type="float" office:value="-53">
            <text:p>-53</text:p>
          </table:table-cell>
          <table:table-cell office:value-type="float" office:value="82.3">
            <text:p>82.3</text:p>
          </table:table-cell>
        </table:table-row>
        <table:table-row table:style-name="ro3">
          <table:table-cell office:value-type="string">
            <text:p>2015-06-30-211117.png</text:p>
          </table:table-cell>
          <table:table-cell office:value-type="float" office:value="2.5">
            <text:p>2.5</text:p>
          </table:table-cell>
          <table:table-cell office:value-type="float" office:value="-1.75">
            <text:p>-1.75</text:p>
          </table:table-cell>
          <table:table-cell office:value-type="string">
            <text:p>pisgr</text:p>
          </table:table-cell>
          <table:table-cell table:number-columns-repeated="2"/>
          <table:table-cell office:value-type="float" office:value="87.8">
            <text:p>87.8</text:p>
          </table:table-cell>
          <table:table-cell office:value-type="float" office:value="64.03">
            <text:p>64.03</text:p>
          </table:table-cell>
        </table:table-row>
        <table:table-row table:style-name="ro3">
          <table:table-cell office:value-type="string">
            <text:p>2015-06-30-211343.png</text:p>
          </table:table-cell>
          <table:table-cell table:number-columns-repeated="2"/>
          <table:table-cell office:value-type="string">
            <text:p>psicap</text:p>
          </table:table-cell>
          <table:table-cell table:number-columns-repeated="2"/>
          <table:table-cell office:value-type="float" office:value="107.9">
            <text:p>107.9</text:p>
          </table:table-cell>
          <table:table-cell office:value-type="float" office:value="45.79">
            <text:p>45.79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</meta:initial-creator>
    <meta:creation-date>2015-06-28T20:12:47</meta:creation-date>
    <dc:date>2015-06-30T23:15:49</dc:date>
    <dc:creator>Charles </dc:creator>
    <meta:editing-duration>PT14M58S</meta:editing-duration>
    <meta:editing-cycles>5</meta:editing-cycles>
    <meta:generator>LibreOffice/3.5$Linux_x86 LibreOffice_project/350m1$Build-2</meta:generator>
    <meta:document-statistic meta:table-count="3" meta:cell-count="376" meta:object-count="0"/>
  </office:meta>
</office:document-meta>
</file>